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laboratório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publico alv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profissao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2"/>
          <table:table-cell office:value-type="string" calcext:value-type="string">
            <text:p>GILMAR DE SOUZA COELHO JUNIOR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FERMEIRO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2"/>
          <table:table-cell office:value-type="string" calcext:value-type="string">
            <text:p>MERIELE MIRANDA CORTES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C. ENFERMAGEM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2"/>
          <table:table-cell office:value-type="string" calcext:value-type="string">
            <text:p>GUSTAVO MAIA MACHADO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ÉDICO VETERINÁRIO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2"/>
          <table:table-cell office:value-type="string" calcext:value-type="string">
            <text:p>HYGOR MANHÃES BARRETO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FERMEIRO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2"/>
          <table:table-cell office:value-type="string" calcext:value-type="string">
            <text:p>MAYCON DE ANDRADE PALMARES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C. ENFERMAGEM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2"/>
          <table:table-cell office:value-type="string" calcext:value-type="string">
            <text:p>LENY ELLEM DE OLIVEIRA ROSA</text:p>
          </table:table-cell>
          <table:table-cell office:value-type="string" calcext:value-type="string">
            <text:p>sau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C. ENFERMAGE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2"/>
          <table:table-cell office:value-type="string" calcext:value-type="string">
            <text:p>ANTÔNIO DE PAULA VIANNA</text:p>
          </table:table-cell>
          <table:table-cell office:value-type="string" calcext:value-type="string">
            <text:p>amar obras socia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SO INSTITUCIONALIZADO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10120" calcext:value-type="float">
            <text:p>20210120</text:p>
          </table:table-cell>
          <table:table-cell office:value-type="string" calcext:value-type="string">
            <text:p>SINOVAC</text:p>
          </table:table-cell>
          <table:table-cell office:value-type="string" calcext:value-type="string">
            <text:p>BUTANTAN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23:06:58.39914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22:06:04.054533230</meta:creation-date>
    <dc:date>2021-05-16T23:07:22.183545731</dc:date>
    <meta:editing-duration>PT32S</meta:editing-duration>
    <meta:editing-cycles>2</meta:editing-cycles>
    <meta:generator>LibreOffice/6.1.5.2$Linux_X86_64 LibreOffice_project/10$Build-2</meta:generator>
    <meta:document-statistic meta:table-count="1" meta:cell-count="333" meta:object-count="0"/>
  </office:meta>
</office:document-meta>
</file>